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 fo:font-weight="bold" style:font-weight-asian="bold" style:font-weight-complex="bold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 line setting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007" table:default-cell-style-name="ce1"/>
        <table:table-row table:style-name="ro1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4" office:value-type="float" office:value="0.225" calcext:value-type="float">
            <text:p>0.225</text:p>
          </table:table-cell>
          <table:table-cell office:value-type="string" calcext:value-type="string">
            <text:p>m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4" office:value-type="float" office:value="0.012" calcext:value-type="float">
            <text:p>0.012</text:p>
          </table:table-cell>
          <table:table-cell office:value-type="string" calcext:value-type="string">
            <text:p>m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pm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overhang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style-name="Default" table:number-columns-repeated="7"/>
          <table:table-cell table:number-columns-repeated="101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esh size</text:p>
          </table:table-cell>
          <table:covered-table-cell table:number-columns-repeated="4" table:style-name="ce2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coarsest</text:p>
          </table:table-cell>
          <table:table-cell table:style-name="ce2" office:value-type="string" calcext:value-type="string">
            <text:p>coars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ine</text:p>
          </table:table-cell>
          <table:table-cell table:style-name="ce2" office:value-type="string" calcext:value-type="string">
            <text:p>finest</text:p>
          </table:table-cell>
          <table:table-cell table:style-name="Default" table:number-columns-repeated="4"/>
          <table:table-cell table:style-name="ce8" table:number-columns-repeated="8"/>
          <table:table-cell/>
          <table:table-cell table:style-name="ce8"/>
          <table:table-cell table:style-name="ce10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Lx</text:p>
          </table:table-cell>
          <table:table-cell table:number-columns-repeated="5" table:style-name="ce5" office:value-type="float" office:value="9.3" calcext:value-type="float">
            <text:p>9.3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Ly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"/>
          <table:table-cell table:style-name="ce7"/>
          <table:table-cell table:number-columns-repeated="999"/>
        </table:table-row>
        <table:table-row table:style-name="ro2">
          <table:table-cell table:style-name="ce2" office:value-type="string" calcext:value-type="string">
            <text:p>Lz</text:p>
          </table:table-cell>
          <table:table-cell table:number-columns-repeated="5" table:style-name="ce5" office:value-type="float" office:value="0.8" calcext:value-type="float">
            <text:p>0.8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Nx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047" calcext:value-type="float">
            <text:p>1047</text:p>
          </table:table-cell>
          <table:table-cell table:style-name="ce5" office:value-type="float" office:value="1571" calcext:value-type="float">
            <text:p>1571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Ny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70" calcext:value-type="float">
            <text:p>170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Nz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5" calcext:value-type="float">
            <text:p>135</text:p>
          </table:table-cell>
          <table:table-cell table:style-name="ce7" table:number-columns-repeated="7"/>
          <table:table-cell table:style-name="ce9"/>
          <table:table-cell table:style-name="ce7" table:number-columns-repeated="4"/>
          <table:table-cell table:number-columns-repeated="2"/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formula="of:=[.B13]*[.B14]*[.B15]" office:value-type="float" office:value="116000" calcext:value-type="float">
            <text:p>116000</text:p>
          </table:table-cell>
          <table:table-cell table:formula="of:=[.C13]*[.C14]*[.C15]" office:value-type="float" office:value="930000" calcext:value-type="float">
            <text:p>930000</text:p>
          </table:table-cell>
          <table:table-cell table:formula="of:=[.D13]*[.D14]*[.D15]" office:value-type="float" office:value="3141000" calcext:value-type="float">
            <text:p>3141000</text:p>
          </table:table-cell>
          <table:table-cell table:formula="of:=[.E13]*[.E14]*[.E15]" office:value-type="float" office:value="10647990" calcext:value-type="float">
            <text:p>10647990</text:p>
          </table:table-cell>
          <table:table-cell table:formula="of:=[.F13]*[.F14]*[.F15]" office:value-type="float" office:value="36054450" calcext:value-type="float">
            <text:p>36054450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3">
          <table:table-cell table:style-name="ce3" office:value-type="string" calcext:value-type="string">
            <text:p>dx</text:p>
          </table:table-cell>
          <table:table-cell table:style-name="ce6" table:formula="of:=[.B10]/[.B13]" office:value-type="float" office:value="0.0400862068965517" calcext:value-type="float">
            <text:p>0.040086</text:p>
          </table:table-cell>
          <table:table-cell table:style-name="ce6" table:formula="of:=[.C10]/[.C13]" office:value-type="float" office:value="0.02" calcext:value-type="float">
            <text:p>0.020000</text:p>
          </table:table-cell>
          <table:table-cell table:style-name="ce6" table:formula="of:=[.D10]/[.D13]" office:value-type="float" office:value="0.013323782234957" calcext:value-type="float">
            <text:p>0.013324</text:p>
          </table:table-cell>
          <table:table-cell table:style-name="ce6" table:formula="of:=[.E10]/[.E13]" office:value-type="float" office:value="0.00888252148997135" calcext:value-type="float">
            <text:p>0.008883</text:p>
          </table:table-cell>
          <table:table-cell table:style-name="ce6" table:formula="of:=[.F10]/[.F13]" office:value-type="float" office:value="0.00591979630808402" calcext:value-type="float">
            <text:p>0.005920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3">
          <table:table-cell table:style-name="ce3" office:value-type="string" calcext:value-type="string">
            <text:p>dy</text:p>
          </table:table-cell>
          <table:table-cell table:style-name="ce6" table:formula="of:=[.B11]/[.B14]" office:value-type="float" office:value="0.04" calcext:value-type="float">
            <text:p>0.040000</text:p>
          </table:table-cell>
          <table:table-cell table:style-name="ce6" table:formula="of:=[.C11]/[.C14]" office:value-type="float" office:value="0.02" calcext:value-type="float">
            <text:p>0.020000</text:p>
          </table:table-cell>
          <table:table-cell table:style-name="ce6" table:formula="of:=[.D11]/[.D14]" office:value-type="float" office:value="0.0133333333333333" calcext:value-type="float">
            <text:p>0.013333</text:p>
          </table:table-cell>
          <table:table-cell table:style-name="ce6" table:formula="of:=[.E11]/[.E14]" office:value-type="float" office:value="0.00884955752212389" calcext:value-type="float">
            <text:p>0.008850</text:p>
          </table:table-cell>
          <table:table-cell table:style-name="ce6" table:formula="of:=[.F11]/[.F14]" office:value-type="float" office:value="0.00588235294117647" calcext:value-type="float">
            <text:p>0.005882</text:p>
          </table:table-cell>
          <table:table-cell table:number-columns-repeated="14"/>
          <table:table-cell table:style-name="ce11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dz</text:p>
          </table:table-cell>
          <table:table-cell table:style-name="ce6" table:formula="of:=[.B12]/[.B15]" office:value-type="float" office:value="0.04" calcext:value-type="float">
            <text:p>0.040000</text:p>
          </table:table-cell>
          <table:table-cell table:style-name="ce6" table:formula="of:=[.C12]/[.C15]" office:value-type="float" office:value="0.02" calcext:value-type="float">
            <text:p>0.020000</text:p>
          </table:table-cell>
          <table:table-cell table:style-name="ce6" table:formula="of:=[.D12]/[.D15]" office:value-type="float" office:value="0.0133333333333333" calcext:value-type="float">
            <text:p>0.013333</text:p>
          </table:table-cell>
          <table:table-cell table:style-name="ce6" table:formula="of:=[.E12]/[.E15]" office:value-type="float" office:value="0.00888888888888889" calcext:value-type="float">
            <text:p>0.008889</text:p>
          </table:table-cell>
          <table:table-cell table:style-name="ce6" table:formula="of:=[.F12]/[.F15]" office:value-type="float" office:value="0.00592592592592593" calcext:value-type="float">
            <text:p>0.00592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in_dx</text:p>
          </table:table-cell>
          <table:table-cell table:style-name="ce6" table:formula="of:=MIN([.B17:.B19])" office:value-type="float" office:value="0.04" calcext:value-type="float">
            <text:p>0.040000</text:p>
          </table:table-cell>
          <table:table-cell table:style-name="ce6" table:formula="of:=MIN([.C17:.C19])" office:value-type="float" office:value="0.02" calcext:value-type="float">
            <text:p>0.020000</text:p>
          </table:table-cell>
          <table:table-cell table:style-name="ce6" table:formula="of:=MIN([.D17:.D19])" office:value-type="float" office:value="0.013323782234957" calcext:value-type="float">
            <text:p>0.013324</text:p>
          </table:table-cell>
          <table:table-cell table:style-name="ce6" table:formula="of:=MIN([.E17:.E19])" office:value-type="float" office:value="0.00884955752212389" calcext:value-type="float">
            <text:p>0.008850</text:p>
          </table:table-cell>
          <table:table-cell table:style-name="ce6" table:formula="of:=MIN([.F17:.F19])" office:value-type="float" office:value="0.00588235294117647" calcext:value-type="float">
            <text:p>0.0058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_tipCFL</text:p>
          </table:table-cell>
          <table:table-cell table:formula="of:=[.B20]/([.$B$4]*PI()/30*[.$B$2])" office:value-type="float" office:value="0.0058742308868981" calcext:value-type="float">
            <text:p>0.005874</text:p>
          </table:table-cell>
          <table:table-cell table:formula="of:=[.C20]/([.$B$4]*PI()/30*[.$B$2])" office:value-type="float" office:value="0.00293711544344905" calcext:value-type="float">
            <text:p>0.002937</text:p>
          </table:table-cell>
          <table:table-cell table:formula="of:=[.D20]/([.$B$4]*PI()/30*[.$B$2])" office:value-type="float" office:value="0.00195667432837222" calcext:value-type="float">
            <text:p>0.001957</text:p>
          </table:table-cell>
          <table:table-cell table:formula="of:=[.E20]/([.$B$4]*PI()/30*[.$B$2])" office:value-type="float" office:value="0.00129960860329604" calcext:value-type="float">
            <text:p>0.0013</text:p>
          </table:table-cell>
          <table:table-cell table:formula="of:=[.F20]/([.$B$4]*PI()/30*[.$B$2])" office:value-type="float" office:value="0.000863857483367367" calcext:value-type="float">
            <text:p>0.00086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psilon</text:p>
          </table:table-cell>
          <table:table-cell table:formula="of:=2*[.B20]" office:value-type="float" office:value="0.08" calcext:value-type="float">
            <text:p>0.08</text:p>
          </table:table-cell>
          <table:table-cell table:formula="of:=2*[.C20]" office:value-type="float" office:value="0.04" calcext:value-type="float">
            <text:p>0.04</text:p>
          </table:table-cell>
          <table:table-cell table:formula="of:=2*[.D20]" office:value-type="float" office:value="0.026647564469914" calcext:value-type="float">
            <text:p>0.026648</text:p>
          </table:table-cell>
          <table:table-cell table:formula="of:=2*[.E20]" office:value-type="float" office:value="0.0176991150442478" calcext:value-type="float">
            <text:p>0.017699</text:p>
          </table:table-cell>
          <table:table-cell table:formula="of:=2*[.F20]" office:value-type="float" office:value="0.0117647058823529" calcext:value-type="float">
            <text:p>0.011765</text:p>
          </table:table-cell>
          <table:table-cell table:number-columns-repeated="7"/>
          <table:table-cell table:style-name="ce8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smear radius</text:p>
          </table:table-cell>
          <table:table-cell table:formula="of:=2.63*[.B22]" office:value-type="float" office:value="0.2104" calcext:value-type="float">
            <text:p>0.2104</text:p>
          </table:table-cell>
          <table:table-cell table:formula="of:=2.63*[.C22]" office:value-type="float" office:value="0.1052" calcext:value-type="float">
            <text:p>0.1052</text:p>
          </table:table-cell>
          <table:table-cell table:formula="of:=2.63*[.D22]" office:value-type="float" office:value="0.0700830945558739" calcext:value-type="float">
            <text:p>0.070083</text:p>
          </table:table-cell>
          <table:table-cell table:formula="of:=2.63*[.E22]" office:value-type="float" office:value="0.0465486725663717" calcext:value-type="float">
            <text:p>0.046549</text:p>
          </table:table-cell>
          <table:table-cell table:formula="of:=2.63*[.F22]" office:value-type="float" office:value="0.0309411764705882" calcext:value-type="float">
            <text:p>0.03094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ffective radius factor</text:p>
          </table:table-cell>
          <table:table-cell table:formula="of:=SQRT(([.$B$2]+[.B23])^2 + [.$B$5]^2)/[.$B$2]" office:value-type="float" office:value="1.93511111111111" calcext:value-type="float">
            <text:p>1.935111</text:p>
          </table:table-cell>
          <table:table-cell table:formula="of:=SQRT(([.$B$2]+[.C23])^2 + [.$B$5]^2)/[.$B$2]" office:value-type="float" office:value="1.46755555555556" calcext:value-type="float">
            <text:p>1.467556</text:p>
          </table:table-cell>
          <table:table-cell table:formula="of:=SQRT(([.$B$2]+[.D23])^2 + [.$B$5]^2)/[.$B$2]" office:value-type="float" office:value="1.31148042024833" calcext:value-type="float">
            <text:p>1.31148</text:p>
          </table:table-cell>
          <table:table-cell table:formula="of:=SQRT(([.$B$2]+[.E23])^2 + [.$B$5]^2)/[.$B$2]" office:value-type="float" office:value="1.20688298918387" calcext:value-type="float">
            <text:p>1.206883</text:p>
          </table:table-cell>
          <table:table-cell table:formula="of:=SQRT(([.$B$2]+[.F23])^2 + [.$B$5]^2)/[.$B$2]" office:value-type="float" office:value="1.13751633986928" calcext:value-type="float">
            <text:p>1.137516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1020"/>
        </table:table-row>
        <table:table-row table:style-name="ro1" table:number-rows-repeated="17"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 table:number-rows-repeated="1048525">
          <table:table-cell table:number-columns-repeated="1020"/>
        </table:table-row>
        <table:table-row table:style-name="ro4" table:number-rows-repeated="4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000-00-00T12:47:41.06189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9T13:46:12.980614801</dc:date>
    <meta:generator>LibreOffice/4.1.6.2$Linux_X86_64 LibreOffice_project/410m0$Build-2</meta:generator>
    <meta:editing-duration>PT3H45M48S</meta:editing-duration>
    <meta:editing-cycles>21</meta:editing-cycles>
    <meta:document-statistic meta:table-count="1" meta:cell-count="108" meta:object-count="0"/>
  </office:meta>
</office:document-meta>
</file>